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Utils.setStateChangeListenerMethodBinding( UIComponent component , String value , Class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Utils.createValueBinding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Utils.getValueFromEl( String scrip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gUtils.setActionListenerMethodBinding( UIComponent component , String value , Class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Utils.setTabChangeListenerMethodBinding( UIComponent component , String value , Class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Utils.setOrderByProperty( UIComponent componen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Utils.setObjectProperty( UIComponent component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Utils.setStringProperty( UIComponent componen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Utils.setConverterProperty( UIComponent component , String name ,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agUtils.setValueChangeListenerMethodBinding( UIComponent component , String value , Class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Utils.setSuggestMethodMethodBinding( UIComponent component , String value , Class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Utils.setSeverityProperty( UIComponent component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Utils.setBooleanProperty( UIComponent componen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gUtils.setCharacterProperty( UIComponent component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Utils.setValueBindingProperty( UIComponent componen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Utils.setStringArrayProperty( UIComponent component , String name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agUtils.setActionMethodBinding( UIComponent component , String value , Class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agUtils.setValidatorMethodBinding( UIComponent component , String value , Class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gUtils.setIntegerProperty( UIComponent component , String name ,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gUtils.setSortActionListenerMethodBinding( UIComponent component , String value , Class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